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background-color="#23ff23"/>
    </style:style>
    <style:style style:name="P3" style:family="paragraph" style:parent-style-name="Standard">
      <style:text-properties style:font-name="Courier New" fo:background-color="#ff6633"/>
    </style:style>
    <style:style style:name="T1" style:family="text">
      <style:text-properties fo:background-color="#b3b3b3"/>
    </style:style>
    <style:style style:name="T2" style:family="text">
      <style:text-properties style:font-name="Courier New" fo:background-color="transparent"/>
    </style:style>
    <style:style style:name="T3" style:family="text">
      <style:text-properties style:font-name="Courier New" fo:background-color="#00ff00"/>
    </style:style>
    <style:style style:name="T4" style:family="text">
      <style:text-properties style:font-name="Courier New" fo:background-color="#23ff23"/>
    </style:style>
    <style:style style:name="T5" style:family="text">
      <style:text-properties style:font-name="Courier New" fo:background-color="#ff6633"/>
    </style:style>
    <style:style style:name="T6" style:family="text">
      <style:text-properties style:font-name="Courier New"/>
    </style:style>
    <style:style style:name="T7" style:family="text">
      <style:text-properties fo:background-color="transparent"/>
    </style:style>
    <style:style style:name="T8" style:family="text">
      <style:text-properties fo:background-color="#23ff23"/>
    </style:style>
    <style:style style:name="T9" style:family="text">
      <style:text-properties fo:background-color="#ff66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onstanter Text</text:span></text:p>
      <text:p text:style-name="P2">numerischer Ausdruck</text:p>
      <text:p text:style-name="P3">Junk</text:p>
      <text:p text:style-name="P1"><text:span text:style-name="T1"><text:s/>! wie geht es du? TestTest inHallo Welt</text:span></text:p>
      <text:p text:style-name="P1"><text:span text:style-name="T1"/></text:p>
      <text:p text:style-name="P1"><text:span text:style-name="T2">Stargate.Atlantis.S</text:span><text:span text:style-name="T3">03</text:span><text:span text:style-name="T2">E</text:span><text:span text:style-name="T4">17</text:span><text:span text:style-name="T2">.</text:span><text:span text:style-name="T4">Submersion</text:span><text:span text:style-name="T5">.HR.HDTV.AC3.2.0.XviD-NBS</text:span><text:span text:style-name="T6">.avi</text:span></text:p>
      <text:p text:style-name="P1"><text:span text:style-name="T7">Stargate.Atlantis.S</text:span><text:span text:style-name="T8">03</text:span><text:span text:style-name="T7">E</text:span><text:span text:style-name="T8">18</text:span><text:span text:style-name="T7">.</text:span><text:span text:style-name="T9">READ.NFO.DSR.XviD-NXSPR0N</text:span>.avi</text:p>
      <text:p text:style-name="P1"><text:span text:style-name="T7">Stargate.Atlantis.S</text:span><text:span text:style-name="T8">03</text:span><text:span text:style-name="T7">E</text:span><text:span text:style-name="T8">19</text:span><text:span text:style-name="T7">.</text:span><text:span text:style-name="T9">HDTV.XviD-MiNT</text:span>.avi</text:p>
      <text:p text:style-name="P1"><text:span text:style-name="T7">Stargate.Atlantis.S</text:span><text:span text:style-name="T8">03</text:span><text:span text:style-name="T7">E</text:span><text:span text:style-name="T8">20</text:span><text:span text:style-name="T7">.</text:span><text:span text:style-name="T9">HR.HDTV.AC3.2.0.XviD-NBS2</text:span>.av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Lennart Wagner</meta:initial-creator>
    <meta:creation-date>2007-03-14T12:44:22</meta:creation-date>
    <dc:creator>Lennart Wagner</dc:creator>
    <dc:date>2007-03-14T19:46:49</dc:date>
    <dc:language>de-DE</dc:language>
    <meta:editing-cycles>3</meta:editing-cycles>
    <meta:editing-duration>PT7H2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27" meta:character-count="294"/>
  </office:meta>
</office:document-meta>
</file>